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Assembly">
      <style:graphic-properties fo:min-height="0.85cm" fo:min-width="2.6cm"/>
    </style:style>
    <style:style style:name="gr2" style:family="graphic" style:parent-style-name="standard">
      <style:graphic-properties draw:stroke="solid" svg:stroke-width="0cm" draw:marker-start-width="0.2cm" draw:marker-end-width="0.2cm" draw:fill-color="#ffffff" draw:textarea-horizontal-align="justify" draw:textarea-vertical-align="middle" draw:auto-grow-height="false" fo:min-height="0.85cm" fo:min-width="2.6cm" fo:padding-top="0.075cm" fo:padding-bottom="0.075cm" fo:padding-left="0.2cm" fo:padding-right="0.2cm"/>
    </style:style>
    <style:style style:name="gr3" style:family="graphic" style:parent-style-name="Part">
      <style:graphic-properties fo:min-height="4.75cm" fo:min-width="4.5cm"/>
    </style:style>
    <style:style style:name="gr4" style:family="graphic" style:parent-style-name="Assembly">
      <style:graphic-properties fo:min-height="0.85cm" fo:min-width="1.6cm"/>
    </style:style>
    <style:style style:name="gr5" style:family="graphic" style:parent-style-name="standard">
      <style:graphic-properties draw:stroke="solid" svg:stroke-width="0cm" draw:marker-start-width="0.2cm" draw:marker-end-width="0.2cm" draw:fill-color="#ffffff" draw:textarea-horizontal-align="justify" draw:textarea-vertical-align="middle" draw:auto-grow-height="false" fo:min-height="0.85cm" fo:min-width="1.6cm" fo:padding-top="0.075cm" fo:padding-bottom="0.075cm" fo:padding-left="0.2cm" fo:padding-right="0.2cm"/>
    </style:style>
    <style:style style:name="gr6" style:family="graphic" style:parent-style-name="Part">
      <style:graphic-properties fo:min-height="4.75cm" fo:min-width="6.5cm"/>
    </style:style>
    <style:style style:name="gr7" style:family="graphic" style:parent-style-name="Part">
      <style:graphic-properties fo:min-height="6.75cm" fo:min-width="16.5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g>
          <draw:custom-shape draw:style-name="gr1" xml:id="id2" draw:id="id2" draw:layer="layout" svg:width="3cm" svg:height="1cm" svg:x="2cm" svg:y="10cm">
            <text:p>ServerBase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1" draw:id="id1" draw:layer="layout" svg:width="3cm" svg:height="1cm" svg:x="2cm" svg:y="12cm">
            <text:p text:style-name="P1"><text:span text:style-name="T1">HeadlessServer</text:span></text:p>
            <text:p text:style-name="P1"><text:span text:style-name="T1">(exe)</text:span></text:p>
            <draw:enhanced-geometry svg:viewBox="0 0 21600 21600" draw:type="rectangle" draw:enhanced-path="M 0 0 L 21600 0 21600 21600 0 21600 0 0 Z N"/>
          </draw:custom-shape>
          <draw:custom-shape draw:style-name="gr3" draw:layer="layout" svg:width="5cm" svg:height="5cm" svg:x="1cm" svg:y="9cm">
            <text:p>Server</text:p>
            <draw:enhanced-geometry svg:viewBox="0 0 21600 21600" draw:type="rectangle" draw:enhanced-path="M 0 0 L 21600 0 21600 21600 0 21600 0 0 Z N"/>
          </draw:custom-shape>
          <draw:connector draw:style-name="Dependency" draw:layer="layout" svg:x1="3.5cm" svg:y1="12cm" svg:x2="3.5cm" svg:y2="11cm" draw:start-shape="id1" draw:start-glue-point="0" draw:end-shape="id2" draw:end-glue-point="2" svg:d="M3500 12000v-1000" svg:viewBox="0 0 1 1001">
            <text:p/>
          </draw:connector>
        </draw:g>
        <draw:g>
          <draw:g>
            <draw:custom-shape draw:style-name="gr4" xml:id="id4" draw:id="id4" draw:layer="layout" svg:width="2cm" svg:height="1cm" svg:x="3cm" svg:y="3cm">
              <text:p>Entity</text:p>
              <draw:enhanced-geometry svg:viewBox="0 0 21600 21600" draw:type="rectangle" draw:enhanced-path="M 0 0 L 21600 0 21600 21600 0 21600 0 0 Z N"/>
            </draw:custom-shape>
            <draw:custom-shape draw:style-name="gr5" draw:text-style-name="P4" xml:id="id3" draw:id="id3" draw:layer="layout" svg:width="2cm" svg:height="1cm" svg:x="6cm" svg:y="4cm">
              <text:p text:style-name="P3"><text:span text:style-name="T2">Logic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4" xml:id="id5" draw:id="id5" draw:layer="layout" svg:width="2cm" svg:height="1cm" svg:x="3cm" svg:y="5cm">
              <text:p text:style-name="P3"><text:span text:style-name="T2">Tools</text:span></text:p>
              <draw:enhanced-geometry svg:viewBox="0 0 21600 21600" draw:type="rectangle" draw:enhanced-path="M 0 0 L 21600 0 21600 21600 0 21600 0 0 Z N"/>
            </draw:custom-shape>
            <draw:custom-shape draw:style-name="gr6" draw:layer="layout" svg:width="7cm" svg:height="5cm" svg:x="2cm" svg:y="2cm">
              <text:p>Core</text:p>
              <draw:enhanced-geometry svg:viewBox="0 0 21600 21600" draw:type="rectangle" draw:enhanced-path="M 0 0 L 21600 0 21600 21600 0 21600 0 0 Z N"/>
            </draw:custom-shape>
            <draw:connector draw:style-name="Dependency" draw:layer="layout" svg:x1="7cm" svg:y1="4cm" svg:x2="5cm" svg:y2="3.5cm" draw:start-shape="id3" draw:start-glue-point="0" draw:end-shape="id4" draw:end-glue-point="1" svg:d="M7000 4000v-500h-2000" svg:viewBox="0 0 2001 501">
              <text:p/>
            </draw:connector>
            <draw:connector draw:style-name="Dependency" draw:layer="layout" svg:x1="7cm" svg:y1="5cm" svg:x2="5cm" svg:y2="5.5cm" draw:start-shape="id3" draw:start-glue-point="2" draw:end-shape="id5" draw:end-glue-point="1" svg:d="M7000 5000v500h-2000" svg:viewBox="0 0 2001 501">
              <text:p/>
            </draw:connector>
            <draw:connector draw:style-name="Dependency" draw:layer="layout" svg:x1="4cm" svg:y1="5cm" svg:x2="4cm" svg:y2="4cm" draw:start-shape="id5" draw:start-glue-point="0" draw:end-shape="id4" draw:end-glue-point="2" svg:d="M4000 5000v-1000" svg:viewBox="0 0 1 1001">
              <text:p/>
            </draw:connector>
          </draw:g>
          <draw:g>
            <draw:g>
              <draw:custom-shape draw:style-name="gr1" xml:id="id7" draw:id="id7" draw:layer="layout" svg:width="3cm" svg:height="1cm" svg:x="13cm" svg:y="3cm">
                <text:p>Messaging</text:p>
                <draw:enhanced-geometry svg:viewBox="0 0 21600 21600" draw:type="rectangle" draw:enhanced-path="M 0 0 L 21600 0 21600 21600 0 21600 0 0 Z N"/>
              </draw:custom-shape>
              <draw:custom-shape draw:style-name="gr2" draw:text-style-name="P4" xml:id="id6" draw:id="id6" draw:layer="layout" svg:width="3cm" svg:height="1cm" svg:x="13cm" svg:y="5cm">
                <text:p text:style-name="P3"><text:span text:style-name="T2">Socketing</text:span></text:p>
                <draw:enhanced-geometry svg:viewBox="0 0 21600 21600" draw:type="rectangle" draw:enhanced-path="M 0 0 L 21600 0 21600 21600 0 21600 0 0 Z N"/>
              </draw:custom-shape>
              <draw:custom-shape draw:style-name="gr3" draw:layer="layout" svg:width="5cm" svg:height="5cm" svg:x="12cm" svg:y="2cm">
                <text:p>Messaging</text:p>
                <draw:enhanced-geometry svg:viewBox="0 0 21600 21600" draw:type="rectangle" draw:enhanced-path="M 0 0 L 21600 0 21600 21600 0 21600 0 0 Z N"/>
              </draw:custom-shape>
              <draw:connector draw:style-name="Dependency" draw:layer="layout" svg:x1="14.5cm" svg:y1="5cm" svg:x2="14.5cm" svg:y2="4cm" draw:start-shape="id6" draw:start-glue-point="0" draw:end-shape="id7" draw:end-glue-point="2" svg:d="M14500 5000v-1000" svg:viewBox="0 0 1 1001">
                <text:p/>
              </draw:connector>
            </draw:g>
          </draw:g>
          <draw:custom-shape draw:style-name="gr7" draw:layer="layout" svg:width="17cm" svg:height="7cm" svg:x="1cm" svg:y="1cm">
            <text:p>Core &amp; Messaging</text:p>
            <draw:enhanced-geometry svg:viewBox="0 0 21600 21600" draw:type="rectangle" draw:enhanced-path="M 0 0 L 21600 0 21600 21600 0 21600 0 0 Z N"/>
          </draw:custom-shape>
          <draw:line draw:style-name="Dependency" draw:layer="layout" svg:x1="13cm" svg:y1="3.5cm" svg:x2="9cm" svg:y2="3.5cm">
            <text:p/>
          </draw:line>
        </draw:g>
        <draw:g>
          <draw:custom-shape draw:style-name="ExeAssembly" draw:layer="layout" svg:width="3cm" svg:height="1cm" svg:x="8cm" svg:y="11cm">
            <text:p>UserClient</text:p>
            <text:p>(exe)</text:p>
            <draw:enhanced-geometry svg:viewBox="0 0 21600 21600" draw:type="rectangle" draw:enhanced-path="M 0 0 L 21600 0 21600 21600 0 21600 0 0 Z N"/>
          </draw:custom-shape>
          <draw:custom-shape draw:style-name="gr3" draw:layer="layout" svg:width="5cm" svg:height="5cm" svg:x="7cm" svg:y="9cm">
            <text:p>Client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xml:id="id9" draw:id="id9" draw:layer="layout" svg:width="3cm" svg:height="1cm" svg:x="14cm" svg:y="10cm">
            <text:p>AiBase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8" draw:id="id8" draw:layer="layout" svg:width="3cm" svg:height="1cm" svg:x="14cm" svg:y="12cm">
            <text:p text:style-name="P1"><text:span text:style-name="T1">Ai</text:span></text:p>
            <text:p text:style-name="P1"><text:span text:style-name="T1">(exe)</text:span></text:p>
            <draw:enhanced-geometry svg:viewBox="0 0 21600 21600" draw:type="rectangle" draw:enhanced-path="M 0 0 L 21600 0 21600 21600 0 21600 0 0 Z N"/>
          </draw:custom-shape>
          <draw:custom-shape draw:style-name="gr3" draw:layer="layout" svg:width="5cm" svg:height="5cm" svg:x="13cm" svg:y="9cm">
            <text:p>Ai</text:p>
            <draw:enhanced-geometry svg:viewBox="0 0 21600 21600" draw:type="rectangle" draw:enhanced-path="M 0 0 L 21600 0 21600 21600 0 21600 0 0 Z N"/>
          </draw:custom-shape>
          <draw:connector draw:style-name="Dependency" draw:layer="layout" svg:x1="15.5cm" svg:y1="12cm" svg:x2="15.5cm" svg:y2="11cm" draw:start-shape="id8" draw:start-glue-point="0" draw:end-shape="id9" draw:end-glue-point="2" svg:d="M15500 12000v-1000" svg:viewBox="0 0 1 1001">
            <text:p/>
          </draw:connector>
        </draw:g>
        <draw:line draw:style-name="Dependency" draw:layer="layout" svg:x1="3.5cm" svg:y1="10cm" svg:x2="3.5cm" svg:y2="8cm">
          <text:p/>
        </draw:line>
        <draw:line draw:style-name="Dependency" draw:layer="layout" svg:x1="9.5cm" svg:y1="11cm" svg:x2="9.5cm" svg:y2="8cm">
          <text:p/>
        </draw:line>
        <draw:line draw:style-name="Dependency" draw:layer="layout" svg:x1="15.5cm" svg:y1="10cm" svg:x2="15.5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S_20_výplní" draw:display-name="S výplní" draw:style="linear" draw:start-color="#ffffff" draw:end-color="#cccccc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dash" draw:stroke-dash="Ultrafine_20_Dashed" svg:stroke-width="0.1cm" svg:stroke-color="#000000" draw:marker-start-width="0.35cm" draw:marker-start-center="false" draw:marker-end-width="0.35cm" draw:marker-end-center="false" draw:fill="solid" draw:fill-color="#729fcf" draw:textarea-horizontal-align="righ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hidden="true" style:parent-style-name="standard"/>
    <style:style style:name="Objekt_20_bez_20_výplně_20_a_20_obrysu" style:display-name="Objekt bez výplně a obrysu" style:family="graphic" style:hidden="true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ssembly" style:family="graphic" style:parent-style-name="standard">
      <style:graphic-properties draw:stroke="solid" svg:stroke-width="0cm" draw:marker-start-width="0.2cm" draw:marker-end-width="0.2cm" draw:fill-color="#ffffff" draw:textarea-horizontal-align="justify" draw:textarea-vertical-align="middle" draw:auto-grow-height="false" fo:min-height="0.75cm" fo:min-width="1.5cm" fo:padding-top="0.075cm" fo:padding-bottom="0.075cm" fo:padding-left="0.2cm" fo:padding-right="0.2cm"/>
      <style:paragraph-properties fo:text-align="center">
        <style:tab-stops/>
      </style:paragraph-properties>
      <style:text-properties fo:font-size="12pt" fo:background-color="transparent" style:font-size-asian="12pt" style:font-size-complex="12pt"/>
    </style:style>
    <style:style style:name="Part" style:family="graphic" style:parent-style-name="standard">
      <style:graphic-properties draw:fill="none" draw:textarea-horizontal-align="right" draw:textarea-vertical-align="top" draw:auto-grow-height="false" fo:min-height="4.75cm" fo:min-width="6.5cm"/>
      <style:paragraph-properties fo:text-align="center"/>
      <style:text-properties fo:background-color="transparent"/>
    </style:style>
    <style:style style:name="Dependency" style:family="graphic" style:parent-style-name="standard">
      <style:graphic-properties draw:stroke="solid" svg:stroke-width="0cm" draw:marker-start-width="0.2cm" draw:marker-end="Arrow" draw:marker-end-width="0.2cm" draw:textarea-vertical-align="middle"/>
    </style:style>
    <style:style style:name="PartDependency" style:family="graphic" style:parent-style-name="standard">
      <style:graphic-properties draw:marker-end="Arrow" draw:marker-end-width="0.3cm" draw:fill="solid" draw:textarea-vertical-align="middle"/>
    </style:style>
    <style:style style:name="ExeAssembly" style:family="graphic" style:parent-style-name="Assembly">
      <style:graphic-properties fo:min-height="0.85cm" fo:min-width="2.6cm"/>
      <style:text-properties fo:font-size="10pt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19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5T15:30:38.320000000</meta:creation-date>
    <dc:date>2019-12-15T16:00:41.509000000</dc:date>
    <meta:editing-duration>PT8M21S</meta:editing-duration>
    <meta:editing-cycles>3</meta:editing-cycles>
    <meta:generator>LibreOffice/6.2.3.2$Windows_X86_64 LibreOffice_project/aecc05fe267cc68dde00352a451aa867b3b546ac</meta:generator>
    <meta:document-statistic meta:object-count="33"/>
  </office:meta>
</office:document-meta>
</file>